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B85E92F40EC364E3.png" manifest:media-type="image/png"/>
  <manifest:file-entry manifest:full-path="Pictures/1000000100000556000003005046369310833584.png" manifest:media-type="image/png"/>
  <manifest:file-entry manifest:full-path="Pictures/1000000100000556000003006E1441502DC592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20d" officeooo:paragraph-rsid="001f72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cm" svg:height="9.557cm" draw:z-index="0"><draw:image xlink:href="Pictures/1000000100000556000003006E1441502DC5928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17cm" svg:height="9.557cm" draw:z-index="1"><draw:image xlink:href="Pictures/100000010000055600000300504636931083358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width="17cm" svg:height="9.557cm" draw:z-index="2"><draw:image xlink:href="Pictures/100000010000055600000300B85E92F40EC364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21:32:06.802215333</meta:creation-date>
    <dc:date>2024-08-28T21:34:24.723821321</dc:date>
    <meta:editing-duration>PT2M20S</meta:editing-duration>
    <meta:editing-cycles>1</meta:editing-cycles>
    <meta:document-statistic meta:table-count="0" meta:image-count="3" meta:object-count="0" meta:page-count="2" meta:paragraph-count="2" meta:word-count="0" meta:character-count="28" meta:non-whitespace-character-count="0"/>
    <meta:generator>LibreOffice/7.3.7.2$Linux_X86_64 LibreOffice_project/30$Build-2</meta:generator>
  </office:meta>
</office:document-meta>
</file>